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Sans Serif Collection" svg:font-family="'Sans Serif Collectio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 Serif Collection1" svg:font-family="'Sans Serif Collectio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text-properties officeooo:rsid="001cd536" officeooo:paragraph-rsid="001cd536"/>
    </style:style>
    <style:style style:name="P3" style:family="paragraph" style:parent-style-name="List_20_Paragraph" style:list-style-name="L3">
      <style:text-properties officeooo:rsid="001cd536" officeooo:paragraph-rsid="001cd536"/>
    </style:style>
    <style:style style:name="P4" style:family="paragraph" style:parent-style-name="List_20_Paragraph" style:list-style-name="L3">
      <style:text-properties officeooo:paragraph-rsid="001db1fe"/>
    </style:style>
    <style:style style:name="P5" style:family="paragraph" style:parent-style-name="Standard">
      <style:text-properties style:font-name="Sans Serif Collection" style:font-name-complex="Sans Serif Collection1"/>
    </style:style>
    <style:style style:name="P6" style:family="paragraph" style:parent-style-name="Standard">
      <style:text-properties officeooo:rsid="001cd536" officeooo:paragraph-rsid="001cd536"/>
    </style:style>
    <style:style style:name="P7" style:family="paragraph" style:parent-style-name="Standard" style:master-page-name="Standard">
      <style:paragraph-properties style:page-number="auto"/>
    </style:style>
    <style:style style:name="T1" style:family="text">
      <style:text-properties style:font-name="Sans Serif Collection" style:font-name-complex="Sans Serif Collection1"/>
    </style:style>
    <style:style style:name="T2" style:family="text">
      <style:text-properties style:font-name="Sans Serif Collection" officeooo:rsid="001cd536" style:font-name-complex="Sans Serif Collection1"/>
    </style:style>
    <style:style style:name="T3" style:family="text">
      <style:text-properties style:font-name="Sans Serif Collection" officeooo:rsid="001db1fe" style:font-name-complex="Sans Serif Collection1"/>
    </style:style>
    <style:style style:name="T4" style:family="text">
      <style:text-properties style:font-name="Calibri" style:font-name-complex="Calibri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markedcontent"><text:span text:style-name="T1">Brugsm</text:span></text:span><text:span text:style-name="markedcontent"><text:span text:style-name="T4">ø</text:span></text:span><text:span text:style-name="markedcontent"><text:span text:style-name="T1">nstre : </text:span></text:span><text:span text:style-name="markedcontent"><text:span text:style-name="T2">Opret Forestilling</text:span></text:span></text:p>
      <text:p text:style-name="Standard"><text:span text:style-name="T1">Prim</text:span><text:span text:style-name="T4">æ</text:span><text:span text:style-name="T1">r akt</text:span><text:span text:style-name="T4">ø</text:span><text:span text:style-name="T1">r: </text:span><text:span text:style-name="T2">Biograf Ejer</text:span></text:p>
      <text:p text:style-name="Standard"><text:span text:style-name="T1">Kundens m</text:span><text:span text:style-name="T4">å</text:span><text:span text:style-name="T1">l/hensigter: </text:span><text:span text:style-name="T2">Oprette en forestilling</text:span></text:p>
      <text:p text:style-name="P5"/>
      <text:p text:style-name="Standard"><text:span text:style-name="T1">Pre-condition: </text:span><text:span text:style-name="T2">Sal er oprettet, film findes, sal er ledig</text:span></text:p>
      <text:p text:style-name="Standard"><text:span text:style-name="T1">Post-condition: </text:span><text:span text:style-name="T2">Forestilling med film er knyttet til sal</text:span></text:p>
      <text:p text:style-name="P5"/>
      <text:p text:style-name="Standard"><text:span text:style-name="T1">Basisforl</text:span><text:span text:style-name="T4">ø</text:span><text:span text:style-name="T1">b (happy path):</text:span></text:p>
      <text:list xml:id="list2050686405" text:style-name="WWNum1">
        <text:list-item>
          <text:p text:style-name="P2"><text:span text:style-name="T1">Biograf ejer vælger en film</text:span></text:p>
        </text:list-item>
        <text:list-item>
          <text:p text:style-name="P2"><text:span text:style-name="T1">Biograf ejer vælger en sal</text:span></text:p>
        </text:list-item>
        <text:list-item>
          <text:p text:style-name="P2"><text:span text:style-name="T1">Biograf ejer vælger et starttidspunkt for forestilling</text:span></text:p>
        </text:list-item>
        <text:list-item>
          <text:p text:style-name="P2"><text:span text:style-name="T1">Forestilling er knyttet til film og sal</text:span></text:p>
          <text:p text:style-name="P1"/>
        </text:list-item>
      </text:list>
      <text:p text:style-name="Standard"><text:span text:style-name="markedcontent"><text:span text:style-name="T1">Extensions/udvidelser eller alternative forl</text:span></text:span><text:span text:style-name="markedcontent"><text:span text:style-name="T4">ø</text:span></text:span><text:span text:style-name="markedcontent"><text:span text:style-name="T1">b:</text:span></text:span></text:p>
      <text:p text:style-name="P6"><text:span text:style-name="T1">Salen er optaget</text:span></text:p>
      <text:list xml:id="list2530282252" text:style-name="L3">
        <text:list-item>
          <text:p text:style-name="P3"><text:span text:style-name="T1">Biograf ejer vælger en film</text:span></text:p>
        </text:list-item>
        <text:list-item>
          <text:p text:style-name="P3"><text:span text:style-name="T1">Biograf ejer vælger en sal</text:span></text:p>
        </text:list-item>
        <text:list-item>
          <text:p text:style-name="P3"><text:span text:style-name="T1">Biograf ejer vælger et starttidspunkt for forestilling</text:span></text:p>
        </text:list-item>
        <text:list-item>
          <text:p text:style-name="P3"><text:span text:style-name="T1">Systemet advarer om at der er konflikt med en anden forestilling</text:span></text:p>
        </text:list-item>
        <text:list-item>
          <text:p text:style-name="P4"><text:span text:style-name="T3">Retuner til step 3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Sans Serif Collection" svg:font-family="'Sans Serif Collectio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 Serif Collection1" svg:font-family="'Sans Serif Collectio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a" fo:country="DK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page"/>
      <style:text-properties style:use-window-font-color="true" style:font-name="Calibri" fo:font-size="11pt" fo:language="da" fo:country="DK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markedcontent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.1811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elix benkjer</meta:initial-creator>
    <meta:editing-cycles>2</meta:editing-cycles>
    <meta:creation-date>2023-03-21T16:39:00</meta:creation-date>
    <dc:date>2024-04-12T13:04:42.532958042</dc:date>
    <meta:editing-duration>PT6M9S</meta:editing-duration>
    <meta:generator>LibreOffice/6.4.7.2$Linux_X86_64 LibreOffice_project/40$Build-2</meta:generator>
    <meta:document-statistic meta:table-count="0" meta:image-count="0" meta:object-count="0" meta:page-count="1" meta:paragraph-count="17" meta:word-count="105" meta:character-count="660" meta:non-whitespace-character-count="5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